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2.45533333333333cm" style:use-optimal-column-width="true"/>
    </style:style>
    <style:style style:name="co3" style:family="table-column">
      <style:table-column-properties fo:break-before="auto" style:column-width="6.2865cm"/>
    </style:style>
    <style:style style:name="co4" style:family="table-column">
      <style:table-column-properties fo:break-before="auto" style:column-width="8.763cm"/>
    </style:style>
    <style:style style:name="co5" style:family="table-column">
      <style:table-column-properties fo:break-before="auto" style:column-width="2.24366666666667cm" style:use-optimal-column-width="true"/>
    </style:style>
    <style:style style:name="co6" style:family="table-column">
      <style:table-column-properties fo:break-before="auto" style:column-width="3.21733333333333cm" style:use-optimal-column-width="true"/>
    </style:style>
    <style:style style:name="co7" style:family="table-column">
      <style:table-column-properties fo:break-before="auto" style:column-width="3.25966666666667cm" style:use-optimal-column-width="true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OSNAME</text:p>
          </table:table-cell>
          <table:table-cell office:value-type="string" table:style-name="ce1">
            <text:p>PROCESSEUR</text:p>
          </table:table-cell>
          <table:table-cell office:value-type="string" table:style-name="ce1">
            <text:p>RAM (Mo)</text:p>
          </table:table-cell>
          <table:table-cell office:value-type="string" table:style-name="ce1">
            <text:p>Disque(s) : Type</text:p>
          </table:table-cell>
          <table:table-cell office:value-type="string" table:style-name="ce1">
            <text:p>Disque(s) : Total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00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00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00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 Corporation 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10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107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108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108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3993" table:style-name="ce1">
            <text:p>3993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108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108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108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108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108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108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108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108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108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108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08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108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108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69" table:style-name="ce1">
            <text:p>4069</text:p>
          </table:table-cell>
          <table:table-cell office:value-type="string" table:style-name="ce1">
            <text:p>Hard Drive</text:p>
          </table:table-cell>
          <table:table-cell office:value-type="float" office:value="237679" table:style-name="ce1">
            <text:p>237679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109-0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109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109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09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09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9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109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09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109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09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09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9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109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109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109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09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688" table:style-name="ce1">
            <text:p>229688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110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111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1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1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1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1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1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1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1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1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112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112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112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112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112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112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112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113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AMD Athlon(tm) II X2 220 Processor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Hard Drive</text:p>
          </table:table-cell>
          <table:table-cell office:value-type="float" office:value="236424" table:style-name="ce1">
            <text:p>23642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1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20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200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200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200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200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200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200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200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200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200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200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200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200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200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200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200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200-1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20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201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201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201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201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1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1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201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201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201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201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201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1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201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201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201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201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20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4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4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204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04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204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204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204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204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204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204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204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204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204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204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4400+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21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21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2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31" table:style-name="ce1">
            <text:p>2031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214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215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21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219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22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22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22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22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22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22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227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228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229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31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23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72" table:style-name="ce1">
            <text:p>238472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23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233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233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233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233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233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233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233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233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233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233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233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233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233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233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233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23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234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23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23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23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23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235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23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23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23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235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235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235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235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235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235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235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235-vp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238464" table:style-name="ce1">
            <text:p>238464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23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236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236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236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236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236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dvanced Micro Devices 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236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236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238472" table:style-name="ce1">
            <text:p>23847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236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236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236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236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236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236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236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236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II X2 B22 Processor</text:p>
          </table:table-cell>
          <table:table-cell office:value-type="float" office:value="2813" table:style-name="ce1">
            <text:p>2813</text:p>
          </table:table-cell>
          <table:table-cell office:value-type="string" table:style-name="ce1">
            <text:p>Hard Drive</text:p>
          </table:table-cell>
          <table:table-cell office:value-type="float" office:value="149997" table:style-name="ce1">
            <text:p>14999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310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1">
            <text:p>310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1">
            <text:p>310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1">
            <text:p>310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1">
            <text:p>310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1">
            <text:p>310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1">
            <text:p>310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1">
            <text:p>310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311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Hard Drive</text:p>
          </table:table-cell>
          <table:table-cell office:value-type="float" office:value="476929" table:style-name="ce1">
            <text:p>476929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311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Hard Drive</text:p>
          </table:table-cell>
          <table:table-cell office:value-type="float" office:value="476929" table:style-name="ce1">
            <text:p>476929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311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1">
            <text:p>3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1">
            <text:p>3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1">
            <text:p>3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1">
            <text:p>3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string" table:style-name="ce1">
            <text:p>3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3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1">
            <text:p>3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1">
            <text:p>3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3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313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313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313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313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313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1">
            <text:p>313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313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313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313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313_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31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31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31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31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315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31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31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31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1">
            <text:p>316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316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1">
            <text:p>316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1">
            <text:p>316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1">
            <text:p>316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1">
            <text:p>316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1">
            <text:p>318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1">
            <text:p>318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1">
            <text:p>318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1">
            <text:p>318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1">
            <text:p>318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318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1">
            <text:p>318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1">
            <text:p>318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32003" table:style-name="ce1">
            <text:p>232003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324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324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324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324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324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324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324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324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324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2020 @ 2.90GHz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rd Drive</text:p>
          </table:table-cell>
          <table:table-cell office:value-type="float" office:value="230005" table:style-name="ce1">
            <text:p>230005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32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327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329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329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329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329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329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Pentium(R) CPU G850 @ 2.90GHz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ard Drive</text:p>
          </table:table-cell>
          <table:table-cell office:value-type="float" office:value="229965" table:style-name="ce1">
            <text:p>229965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330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1">
            <text:p>33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331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332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33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33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335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335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 Corporation 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335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335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335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335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335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335-09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335-10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335-1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335-1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335-1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335-1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335-1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335-1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335-1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336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338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339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CDI-0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CDI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CDI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CDI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CDI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CDI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eleron(R) CPU G1610 @ 2.60GHz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Hard Drive</text:p>
          </table:table-cell>
          <table:table-cell office:value-type="float" office:value="230157" table:style-name="ce1">
            <text:p>230157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P10-01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P10-02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P10-03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P10-04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P10-05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40126" table:style-name="ce1">
            <text:p>940126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P10-06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Advanced Micro Devices AMD Athlon(tm) II X4 635 Processor</text:p>
          </table:table-cell>
          <table:table-cell office:value-type="float" office:value="4095" table:style-name="ce1">
            <text:p>4095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P10-07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P10-08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P10-09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P10-10</text:p>
          </table:table-cell>
          <table:table-cell office:value-type="string" table:style-name="ce1">
            <text:p>Microsoft WindowsÂ 7 Ã‰dition Familiale Premium</text:p>
          </table:table-cell>
          <table:table-cell office:value-type="string" table:style-name="ce1">
            <text:p>AMD Athlon(tm) II X4 635 Processor</text:p>
          </table:table-cell>
          <table:table-cell office:value-type="float" office:value="4096" table:style-name="ce1">
            <text:p>4096</text:p>
          </table:table-cell>
          <table:table-cell office:value-type="string" table:style-name="ce1">
            <text:p>Hard Drive</text:p>
          </table:table-cell>
          <table:table-cell office:value-type="float" office:value="939807" table:style-name="ce1">
            <text:p>939807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P11-00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400" table:style-name="ce1">
            <text:p>943400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P11-0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P11-02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P11-03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11-04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P11-05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P11-06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P11-07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P11-08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P11-09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P11-10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P11-1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P12-0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P12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P12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P12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P12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P12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P12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7" table:style-name="ce1">
            <text:p>943397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P12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P12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P12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P12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3-3220 CPU @ 3.30GHz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P12-11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9" table:style-name="ce1">
            <text:p>943399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P12-12</text:p>
          </table:table-cell>
          <table:table-cell office:value-type="string" table:style-name="ce1">
            <text:p>Microsoft Windows Vista</text:p>
          </table:table-cell>
          <table:table-cell office:value-type="string" table:style-name="ce1">
            <text:p>Intel Corporation Pentium III (0.18 Âµm) With 1 Or 2 MB On-Die L2 Cache<text:s/></text:p>
          </table:table-cell>
          <table:table-cell office:value-type="float" office:value="4040" table:style-name="ce1">
            <text:p>4040</text:p>
          </table:table-cell>
          <table:table-cell office:value-type="string" table:style-name="ce1">
            <text:p>Hard Drive</text:p>
          </table:table-cell>
          <table:table-cell office:value-type="float" office:value="943394" table:style-name="ce1">
            <text:p>943394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p13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p14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64 X2 Dual Core Processor 3800+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p14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Core(TM)2 Duo CPU <text:s text:c="4"/>E4600 <text:s/>@ 2.40GHz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P15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P15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P15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P15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P15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P15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P15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P15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P15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P15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P15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P15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P15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P15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P15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P16-0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P16-0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P16-0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P16-0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P16-0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P16-06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P16-07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P16-08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P16-09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P16-10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P16-11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P16-12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P16-13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P16-14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P16-15</text:p>
          </table:table-cell>
          <table:table-cell office:value-type="string" table:style-name="ce1">
            <text:p>Microsoft Windows 7 Professionnel</text:p>
          </table:table-cell>
          <table:table-cell office:value-type="string" table:style-name="ce1">
            <text:p>Intel(R) Core(TM) i5-2400 CPU @ 3.10GHz</text:p>
          </table:table-cell>
          <table:table-cell office:value-type="float" office:value="4079" table:style-name="ce1">
            <text:p>4079</text:p>
          </table:table-cell>
          <table:table-cell office:value-type="string" table:style-name="ce1">
            <text:p>Hard Drive</text:p>
          </table:table-cell>
          <table:table-cell office:value-type="float" office:value="463532" table:style-name="ce1">
            <text:p>463532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dp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sdp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dp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sdp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sdp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dp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AMD Athlon(tm) Dual Core Processor 5200B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Hard Drive</text:p>
          </table:table-cell>
          <table:table-cell office:value-type="float" office:value="152617" table:style-name="ce1">
            <text:p>15261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1">
            <text:p>servDevWeb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0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/</text:p>
          </table:table-cell>
          <table:table-cell office:value-type="float" office:value="20480" table:style-name="ce1">
            <text:p>20480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1">
            <text:p>servDNS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4096" table:style-name="ce1">
            <text:p>4096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1">
            <text:p>servGestParc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4096" table:style-name="ce1">
            <text:p>4096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1">
            <text:p>servProfSISR</text:p>
          </table:table-cell>
          <table:table-cell office:value-type="string" table:style-name="ce1">
            <text:p>Debian GNU/Linux 7.2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10240" table:style-name="ce1">
            <text:p>1024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1">
            <text:p>servProfSLAM</text:p>
          </table:table-cell>
          <table:table-cell office:value-type="string" table:style-name="ce1">
            <text:p>Debian GNU/Linux wheezy/sid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/</text:p>
          </table:table-cell>
          <table:table-cell office:value-type="float" office:value="20480" table:style-name="ce1">
            <text:p>20480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1">
            <text:p>servShinken</text:p>
          </table:table-cell>
          <table:table-cell office:value-type="string" table:style-name="ce1">
            <text:p>Debian GNU/Linux 7.7 (wheezy)</text:p>
          </table:table-cell>
          <table:table-cell office:value-type="string" table:style-name="ce1">
            <text:p>Dual-Core AMD Opteron(tm) Processor 2216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/</text:p>
          </table:table-cell>
          <table:table-cell office:value-type="float" office:value="10240" table:style-name="ce1">
            <text:p>10240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svt-01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vt-02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svt-03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svt-04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svt-05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3.00GHz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vt-06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vt-07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svt-08</text:p>
          </table:table-cell>
          <table:table-cell office:value-type="string" table:style-name="ce1">
            <text:p>Microsoft Windows XP Professional</text:p>
          </table:table-cell>
          <table:table-cell office:value-type="string" table:style-name="ce1">
            <text:p>Intel(R) Pentium(R) D CPU 2.80GHz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Hard Drive</text:p>
          </table:table-cell>
          <table:table-cell office:value-type="float" office:value="76308" table:style-name="ce1">
            <text:p>76308</text:p>
          </table:table-cell>
          <table:table-cell table:number-columns-repeated="16377"/>
        </table:table-row>
        <table:table-row table:number-rows-repeated="1048215" table:style-name="ro1">
          <table:table-cell table:number-columns-repeated="16384"/>
        </table:table-row>
      </table:table>
      <table:database-ranges>
        <table:database-range table:target-range-address="Hardware.A1:Hardware.G36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creator>kader</dc:creator>
    <meta:creation-date>2020-08-21T12:19:47Z</meta:creation-date>
    <dc:date>2021-09-07T07:15:45Z</dc:date>
  </office:meta>
</office:document-meta>
</file>